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G-0001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<text:span text:style-name="T1">Summary</text:span></text:p>
          </table:table-cell>
          <table:table-cell table:style-name="Table1.B1" office:value-type="string">
            <text:p text:style-name="Standard">Fields 'Age' and 'Year' don't save their values after second editing</text:p>
          </table:table-cell>
        </table:table-row>
        <table:table-row>
          <table:table-cell table:style-name="Table1.A2" office:value-type="string">
            <text:p text:style-name="Standard"><text:span text:style-name="T1">Component</text:span></text:p>
          </table:table-cell>
          <table:table-cell table:style-name="Table1.B2" office:value-type="string">
            <text:p text:style-name="Standard">Wrestler page</text:p>
          </table:table-cell>
        </table:table-row>
        <table:table-row>
          <table:table-cell table:style-name="Table1.A2" office:value-type="string">
            <text:p text:style-name="P1">Severity</text:p>
          </table:table-cell>
          <table:table-cell table:style-name="Table1.B2" office:value-type="string">
            <text:p text:style-name="Table_20_Contents">Major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Table_20_Contents">Medium</text:p>
          </table:table-cell>
        </table:table-row>
        <table:table-row>
          <table:table-cell table:style-name="Table1.A2" office:value-type="string">
            <text:p text:style-name="P3">Status</text:p>
          </table:table-cell>
          <table:table-cell table:style-name="Table1.B2" office:value-type="string">
            <text:p text:style-name="Table_20_Contents">Opened</text:p>
          </table:table-cell>
        </table:table-row>
        <table:table-row>
          <table:table-cell table:style-name="Table1.A2" office:value-type="string">
            <text:p text:style-name="P3">Reporter</text:p>
          </table:table-cell>
          <table:table-cell table:style-name="Table1.B2" office:value-type="string">
            <text:p text:style-name="Table_20_Contents">Alena Kruchina</text:p>
          </table:table-cell>
        </table:table-row>
        <table:table-row>
          <table:table-cell table:style-name="Table1.A2" office:value-type="string">
            <text:p text:style-name="P3">Assignee</text:p>
          </table:table-cell>
          <table:table-cell table:style-name="Table1.B2" office:value-type="string">
            <text:p text:style-name="Table_20_Contents">%some team member here%</text:p>
          </table:table-cell>
        </table:table-row>
        <table:table-row>
          <table:table-cell table:style-name="Table1.A2" office:value-type="string">
            <text:p text:style-name="P3">Environment</text:p>
          </table:table-cell>
          <table:table-cell table:style-name="Table1.B2" office:value-type="string">
            <text:p text:style-name="Table_20_Contents">Browser: Mozilla Firefox </text:p>
            <text:p text:style-name="Table_20_Contents">Version: 39.0.3</text:p>
          </table:table-cell>
        </table:table-row>
        <table:table-row>
          <table:table-cell table:style-name="Table1.A2" office:value-type="string">
            <text:p text:style-name="P3">Steps to reproduce</text:p>
          </table:table-cell>
          <table:table-cell table:style-name="Table1.B2" office:value-type="string">
            <text:p text:style-name="Table_20_Contents">1. go to <text:a xlink:type="simple" xlink:href="http://streamtv.net.ua/base/" text:style-name="Internet_20_link" text:visited-style-name="Visited_20_Internet_20_Link">http://streamtv.net.ua/base/</text:a></text:p>
            <text:p text:style-name="Table_20_Contents">2. login as auto : test</text:p>
            <text:p text:style-name="Table_20_Contents">3. click "New" button</text:p>
            <text:p text:style-name="Table_20_Contents">4. fill up all mandatory fields as to</text:p>
            <text:p text:style-name="Table_20_Contents">Last name = Doe</text:p>
            <text:p text:style-name="Table_20_Contents">First name = John</text:p>
            <text:p text:style-name="Table_20_Contents">Date of Birth = 12-12-2012</text:p>
            <text:p text:style-name="Table_20_Contents">Middle name = J</text:p>
            <text:p text:style-name="Table_20_Contents">Region = Zaporizka</text:p>
            <text:p text:style-name="Table_20_Contents">FST = Dinamo</text:p>
            <text:p text:style-name="Table_20_Contents">Style = FS</text:p>
            <text:p text:style-name="Table_20_Contents">Age = Junior</text:p>
            <text:p text:style-name="Table_20_Contents">Year = 2017</text:p>
            <text:p text:style-name="Table_20_Contents">5. save and close wrestler's tab</text:p>
            <text:p text:style-name="Table_20_Contents">6. find "Doe John J" and go to his page</text:p>
            <text:p text:style-name="Table_20_Contents">7. change values for "Age" and "Year":</text:p>
            <text:p text:style-name="Table_20_Contents">Age = Senior</text:p>
            <text:p text:style-name="Table_20_Contents">Year = 2013</text:p>
            <text:p text:style-name="Table_20_Contents">8. repeat steps #5-6</text:p>
            <text:p text:style-name="Table_20_Contents">9. change values for "Age" and "Year":</text:p>
            <text:p text:style-name="Table_20_Contents">Age = Junior</text:p>
            <text:p text:style-name="Table_20_Contents">Year = 2017</text:p>
            <text:p text:style-name="Table_20_Contents">10. repeat steps #5-6</text:p>
          </table:table-cell>
        </table:table-row>
        <table:table-row>
          <table:table-cell table:style-name="Table1.A2" office:value-type="string">
            <text:p text:style-name="P3">Expected result</text:p>
          </table:table-cell>
          <table:table-cell table:style-name="Table1.B2" office:value-type="string">
            <text:p text:style-name="Table_20_Contents">Age = Junior</text:p>
            <text:p text:style-name="Table_20_Contents">Year = 2017</text:p>
          </table:table-cell>
        </table:table-row>
        <table:table-row>
          <table:table-cell table:style-name="Table1.A2" office:value-type="string">
            <text:p text:style-name="P3">Actual result </text:p>
          </table:table-cell>
          <table:table-cell table:style-name="Table1.B2" office:value-type="string">
            <text:p text:style-name="Table_20_Contents">Age = Senior</text:p>
            <text:p text:style-name="Table_20_Contents">Year = 201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4S</meta:editing-duration>
    <meta:editing-cycles>8</meta:editing-cycles>
    <meta:generator>OpenOffice/4.1.1$Win32 OpenOffice.org_project/411m6$Build-9775</meta:generator>
    <dc:date>2015-09-11T13:54:24.30</dc:date>
    <meta:document-statistic meta:table-count="1" meta:image-count="0" meta:object-count="0" meta:page-count="1" meta:paragraph-count="48" meta:word-count="159" meta:character-count="829"/>
    <meta:user-defined meta:name="Info 1"/>
    <meta:user-defined meta:name="Info 2"/>
    <meta:user-defined meta:name="Info 3"/>
    <meta:user-defined meta:name="Info 4"/>
  </office:meta>
</office:document-meta>
</file>